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system homepage website</text:title></text:p>
      <text:p text:style-name="OrgTitle"/>
      <text:p text:style-name="OrgSubtitle"><text:initial-creator>TwitterFu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fe50bc">1. Installation</text:a></text:p>
          <text:p text:style-name="Contents_20_1"><text:a xlink:type="simple" xlink:href="#orga441a4a">2. Quickstart</text:a></text:p>
          <text:p text:style-name="Contents_20_1"><text:a xlink:type="simple" xlink:href="#orgaecb54f">3. Introduction</text:a></text:p>
          <text:p text:style-name="Contents_20_1"><text:a xlink:type="simple" xlink:href="#orgc4ce745">4. Duct</text:a></text:p>
          <text:p text:style-name="Contents_20_1"><text:a xlink:type="simple" xlink:href="#org603b8c7">5. Live reloading</text:a></text:p>
          <text:p text:style-name="Contents_20_1"><text:a xlink:type="simple" xlink:href="#org810fda2">6. Components</text:a></text:p>
          <text:p text:style-name="Contents_20_1"><text:a xlink:type="simple" xlink:href="#org499f2f5">7. Examples</text:a></text:p>
          <text:p text:style-name="Contents_20_3"><text:a xlink:type="simple" xlink:href="#orgb7e7398">7.0.1. Get-started projects</text:a></text:p>
          <text:p text:style-name="Contents_20_3"><text:a xlink:type="simple" xlink:href="#org3fc9b5f">7.0.2. Real-world web service</text:a></text:p>
          <text:p text:style-name="Contents_20_3"><text:a xlink:type="simple" xlink:href="#org9b40b53">7.0.3. Websockets</text:a></text:p>
          <text:p text:style-name="Contents_20_1"><text:a xlink:type="simple" xlink:href="#org8b1b5fc">8. Design</text:a></text:p>
          <text:p text:style-name="Contents_20_1"><text:a xlink:type="simple" xlink:href="#org0129316">9. API</text:a></text:p>
        </text:index-body>
      </text:table-of-content>
      <text:h text:style-name="Heading_20_1" text:outline-level="1" text:is-list-header="false">
<text:bookmark-start text:name="OrgXref.org1fe50bc"/>
<text:bookmark text:name="org1fe50bc"/>Installation
<text:bookmark-end text:name="OrgXref.org1fe50bc"/></text:h>
      <text:p text:style-name="Text_20_body">Add the following to your project’s dependencies.
</text:p>
      <text:p text:style-name="Text_20_body"><text:a xlink:type="simple" xlink:href="http://clojars.org/org.danielsz/system/latest-version.svg">http://clojars.org/org.danielsz/system/latest-version.svg</text:a>
</text:p>
      <text:h text:style-name="Heading_20_1" text:outline-level="1" text:is-list-header="false">
<text:bookmark-start text:name="OrgXref.orga441a4a"/>
<text:bookmark text:name="orga441a4a"/>Quickstart
<text:bookmark-end text:name="OrgXref.orga441a4a"/></text:h>
      <text:h text:style-name="Heading_20_1" text:outline-level="1" text:is-list-header="false">
<text:bookmark-start text:name="OrgXref.orgaecb54f"/>
<text:bookmark text:name="orgaecb54f"/>Introduction
<text:bookmark-end text:name="OrgXref.orgaecb54f"/></text:h>
      <text:p text:style-name="Text_20_body"><text:span text:style-name="Bold">system</text:span> owes to <text:a xlink:type="simple" xlink:href="https://github.com/stuartsierra/component">component</text:a> both in spirit and in name. The component library helps implement the reloaded pattern as championed by Stuart Sierra. <text:span text:style-name="Bold">system</text:span> is built on top of it, offering a set of readymade components.
</text:p>
      <text:h text:style-name="Heading_20_1" text:outline-level="1" text:is-list-header="false">
<text:bookmark-start text:name="OrgXref.orgc4ce745"/>
<text:bookmark text:name="orgc4ce745"/>Duct
<text:bookmark-end text:name="OrgXref.orgc4ce745"/></text:h>
      <text:h text:style-name="Heading_20_1" text:outline-level="1" text:is-list-header="false">
<text:bookmark-start text:name="OrgXref.org603b8c7"/>
<text:bookmark text:name="org603b8c7"/>Live reloading
<text:bookmark-end text:name="OrgXref.org603b8c7"/></text:h>
      <text:h text:style-name="Heading_20_1" text:outline-level="1" text:is-list-header="false">
<text:bookmark-start text:name="OrgXref.org810fda2"/>
<text:bookmark text:name="org810fda2"/>Components
<text:bookmark-end text:name="OrgXref.org810fda2"/></text:h>
      <text:p text:style-name="Text_20_body">The following components are available
</text:p>
      <text:list text:style-name="OrgBulletedList" text:continue-numbering="false">
        <text:list-item>
          <text:p text:style-name="Text_20_body"><text:a xlink:type="simple" xlink:href="https://github.com/ring-clojure/ring">Jetty</text:a> (HTTP server)
</text:p>
        </text:list-item>
        <text:list-item>
          <text:p text:style-name="Text_20_body"><text:a xlink:type="simple" xlink:href="http://http-kit.org/">HTTP kit</text:a> (Async HTTP server)
</text:p>
        </text:list-item>
        <text:list-item>
          <text:p text:style-name="Text_20_body"><text:a xlink:type="simple" xlink:href="https://github.com/ztellman/aleph">aleph</text:a> (Async HTTP server)
</text:p>
        </text:list-item>
        <text:list-item>
          <text:p text:style-name="Text_20_body"><text:a xlink:type="simple" xlink:href="http://immutant.org/">Immutant Web</text:a> (Web component in application server suite)
</text:p>
        </text:list-item>
        <text:list-item>
          <text:p text:style-name="Text_20_body"><text:a xlink:type="simple" xlink:href="http://www.datomic.com/">Datomic</text:a> (Immutable database)
</text:p>
        </text:list-item>
        <text:list-item>
          <text:p text:style-name="Text_20_body"><text:a xlink:type="simple" xlink:href="http://docs.caudate.me/adi/">Adi</text:a> (Datomic interface)
</text:p>
        </text:list-item>
        <text:list-item>
          <text:p text:style-name="Text_20_body"><text:a xlink:type="simple" xlink:href="http://www.h2database.com/">H2</text:a> (H2 relational database)
</text:p>
        </text:list-item>
        <text:list-item>
          <text:p text:style-name="Text_20_body"><text:a xlink:type="simple" xlink:href="http://www.postgresql.org">PostgreSQL</text:a> (SQL Database)
</text:p>
        </text:list-item>
        <text:list-item>
          <text:p text:style-name="Text_20_body"><text:a xlink:type="simple" xlink:href="http://clojuremongodb.info/">Monger</text:a> (MongoDB client)
</text:p>
        </text:list-item>
        <text:list-item>
          <text:p text:style-name="Text_20_body"><text:a xlink:type="simple" xlink:href="http://clojureneo4j.info/">Neo4j</text:a> (Graph database)
</text:p>
        </text:list-item>
        <text:list-item>
          <text:p text:style-name="Text_20_body"><text:a xlink:type="simple" xlink:href="http://clojurequartz.info/">Quartzite</text:a> (Quartz Scheduler)
</text:p>
        </text:list-item>
        <text:list-item>
          <text:p text:style-name="Text_20_body"><text:a xlink:type="simple" xlink:href="https://docs.oracle.com/javase/7/docs/api/java/util/concurrent/ScheduledExecutorService.html">ScheduledExecutorService</text:a> (Java scheduler)
</text:p>
        </text:list-item>
        <text:list-item>
          <text:p text:style-name="Text_20_body"><text:a xlink:type="simple" xlink:href="https://github.com/ptaoussanis/sente">Sente</text:a> (Websockets/Ajax communications library)
</text:p>
        </text:list-item>
        <text:list-item>
          <text:p text:style-name="Text_20_body"><text:a xlink:type="simple" xlink:href="https://github.com/clojure/tools.nrepl">nREPL</text:a> (Clojure network REPL )
</text:p>
        </text:list-item>
        <text:list-item>
          <text:p text:style-name="Text_20_body"><text:a xlink:type="simple" xlink:href="https://github.com/clojure-emacs/cider-nrepl">Cider nREPL</text:a> (A collection of nREPL middleware designed to enhance CIDER)
</text:p>
        </text:list-item>
        <text:list-item>
          <text:p text:style-name="Text_20_body"><text:a xlink:type="simple" xlink:href="http://clojurerabbitmq.info/">Langohr</text:a> (RabbitMQ client)
</text:p>
        </text:list-item>
        <text:list-item>
          <text:p text:style-name="Text_20_body"><text:a xlink:type="simple" xlink:href="https://github.com/danielsz/etsy-clojure-api">Etsy</text:a> (Etsy client)
</text:p>
        </text:list-item>
        <text:list-item>
          <text:p text:style-name="Text_20_body"><text:a xlink:type="simple" xlink:href="http://docs.caudate.me/hara/#haraiowatch">hara.io.watch</text:a> (File watcher)
</text:p>
        </text:list-item>
        <text:list-item>
          <text:p text:style-name="Text_20_body"><text:a xlink:type="simple" xlink:href="http://docs.caudate.me/hara/hara-io-scheduler.html">hara.io.scheduler</text:a> (Cron-like scheduler)
</text:p>
        </text:list-item>
        <text:list-item>
          <text:p text:style-name="Text_20_body"><text:a xlink:type="simple" xlink:href="https://www.elastic.co/">Elasticsearch</text:a> (Elasticsearch full-text search engine)
</text:p>
        </text:list-item>
        <text:list-item>
          <text:p text:style-name="Text_20_body"><text:a xlink:type="simple" xlink:href="https://github.com/weavejester/duct">Duct-style</text:a> components for Ring applications
</text:p>
        </text:list-item>
        <text:list-item>
          <text:p text:style-name="Text_20_body"><text:a xlink:type="simple" xlink:href="https://github.com/tomekw/hikari-cp">Hikari CP</text:a> (JDBC connection pool)
</text:p>
        </text:list-item>
        <text:list-item>
          <text:p text:style-name="Text_20_body"><text:a xlink:type="simple" xlink:href="https://github.com/ptaoussanis/carmine">Carmine</text:a> (Redis PubSub)
</text:p>
        </text:list-item>
        <text:list-item>
          <text:p text:style-name="Text_20_body"><text:a xlink:type="simple" xlink:href="https://github.com/replikativ/konserve">Konserve</text:a> (Document store protocol)
</text:p>
        </text:list-item>
      </text:list>
      <text:h text:style-name="Heading_20_1" text:outline-level="1" text:is-list-header="false">
<text:bookmark-start text:name="OrgXref.org499f2f5"/>
<text:bookmark text:name="org499f2f5"/>Examples
<text:bookmark-end text:name="OrgXref.org499f2f5"/></text:h>
      <text:p text:style-name="Text_20_body">Example projects are available under the <text:a xlink:type="simple" xlink:href="https://github.com/danielsz/system/tree/master/examples">examples</text:a> folder.
</text:p>
      <text:h text:style-name="Heading_20_3" text:outline-level="3" text:is-list-header="false">
<text:bookmark-start text:name="OrgXref.orgb7e7398"/>
<text:bookmark text:name="orgb7e7398"/>Get-started projects
<text:bookmark-end text:name="OrgXref.orgb7e7398"/></text:h>
      <text:p text:style-name="Text_20_body">Two minimal projects that will help you get started. Both the <text:a xlink:type="simple" xlink:href="https://github.com/danielsz/system/tree/master/examples/leiningen">Leiningen</text:a> and <text:a xlink:type="simple" xlink:href="https://github.com/danielsz/system/tree/master/examples/boot">Boot</text:a> toolchain are covered.
</text:p>
      <text:h text:style-name="Heading_20_3" text:outline-level="3" text:is-list-header="false">
<text:bookmark-start text:name="OrgXref.org3fc9b5f"/>
<text:bookmark text:name="org3fc9b5f"/>Real-world web service
<text:bookmark-end text:name="OrgXref.org3fc9b5f"/></text:h>
      <text:p text:style-name="Text_20_body">A web service written multiple times using different styles.
</text:p>
      <text:list text:style-name="OrgBulletedList" text:continue-numbering="false">
        <text:list-item>
          <text:p text:style-name="Text_20_body">System map is accessed directly. <text:a xlink:type="simple" xlink:href="https://github.com/danielsz/system-advanced-example">https://github.com/danielsz/system-advanced-example</text:a>
</text:p>
        </text:list-item>
        <text:list-item>
          <text:p text:style-name="Text_20_body">Dependency injection, Duct abstractions and other known techniques. <text:a xlink:type="simple" xlink:href="https://github.com/danielsz/system-dependency-injection">https://github.com/danielsz/system-dependency-injection</text:a>
</text:p>
        </text:list-item>
      </text:list>
      <text:h text:style-name="Heading_20_3" text:outline-level="3" text:is-list-header="false">
<text:bookmark-start text:name="OrgXref.org9b40b53"/>
<text:bookmark text:name="org9b40b53"/>Websockets
<text:bookmark-end text:name="OrgXref.org9b40b53"/></text:h>
      <text:p text:style-name="Text_20_body">A web application with client-side UI. Demonstrates login procedure with Sente (a realtime web comms library).  
</text:p>
      <text:list text:style-name="OrgBulletedList" text:continue-numbering="false">
        <text:list-item>
          <text:p text:style-name="Text_20_body"><text:a xlink:type="simple" xlink:href="https://github.com/danielsz/system-websockets">https://github.com/danielsz/system-websockets</text:a>
</text:p>
        </text:list-item>
      </text:list>
      <text:h text:style-name="Heading_20_1" text:outline-level="1" text:is-list-header="false">
<text:bookmark-start text:name="OrgXref.org8b1b5fc"/>
<text:bookmark text:name="org8b1b5fc"/>Design
<text:bookmark-end text:name="OrgXref.org8b1b5fc"/></text:h>
      <text:h text:style-name="Heading_20_1" text:outline-level="1" text:is-list-header="false">
<text:bookmark-start text:name="OrgXref.org0129316"/>
<text:bookmark text:name="org0129316"/>API
<text:bookmark-end text:name="OrgXref.org0129316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witterFu</dc:creator>
    <meta:initial-creator>TwitterFu</meta:initial-creator>
    <dc:date>2017-02-05T20:56:19</dc:date>
    <meta:creation-date>2017-02-05T20:56:19</meta:creation-date>
    <meta:generator>Emacs 25.1.1 (Org mode 9.0.4)</meta:generator>
    <meta:keyword/>
    <dc:subject/>
    <dc:title>system homepage website</dc:title>
  </office:meta>
</office:document-meta>
</file>